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5b13b" officeooo:paragraph-rsid="000d346c"/>
    </style:style>
    <style:style style:name="P2" style:family="paragraph" style:parent-style-name="Standard">
      <style:text-properties officeooo:rsid="0025b13b" officeooo:paragraph-rsid="000ee771"/>
    </style:style>
    <style:style style:name="P3" style:family="paragraph" style:parent-style-name="Standard">
      <style:text-properties officeooo:rsid="000d346c" officeooo:paragraph-rsid="000d346c"/>
    </style:style>
    <style:style style:name="T1" style:family="text">
      <style:text-properties officeooo:rsid="0072936a"/>
    </style:style>
    <style:style style:name="T2" style:family="text">
      <style:text-properties officeooo:rsid="000e0ca7"/>
    </style:style>
    <style:style style:name="T3" style:family="text">
      <style:text-properties officeooo:rsid="000ee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t</text:p>
      <text:p text:style-name="P2">python train.py <text:bookmark-start text:name="__DdeLink__651_2593507819"/><text:bookmark-start text:name="__DdeLink__649_2593507819"/>--model <text:span text:style-name="T1">ft </text:span>--gpu_ids 0,<text:span text:style-name="T1">1 </text:span>--batchSize <text:span text:style-name="T1">8</text:span> --loadSize <text:span text:style-name="T1">256</text:span> <text:span text:style-name="T1">1024</text:span> --g_tgt_premodel ./cyclegan/G_Tgt.pth --t_depth_premodel <text:bookmark-start text:name="__DdeLink__739_746956245"/>/media/data1/<text:bookmark-end text:name="__DdeLink__739_746956245"/><text:span text:style-name="T3">results</text:span>/<text:span text:style-name="T2">pgasda</text:span>/vkitti2kitti_ft/<text:span text:style-name="T1">latest</text:span>_net_G_Depth_T.pth --t_<text:span text:style-name="T1">pose</text:span>_premodel /media/data1/<text:span text:style-name="T3">results</text:span>/vkitti2kitti_ft/<text:span text:style-name="T1">latest</text:span>_net_G_<text:span text:style-name="T1">Pose</text:span>_T.pth <text:bookmark-end text:name="__DdeLink__651_2593507819"/><text:bookmark-end text:name="__DdeLink__649_2593507819"/></text:p>
      <text:p text:style-name="P3"/>
      <text:p text:style-name="P3">GASDA</text:p>
      <text:p text:style-name="P1">python train.py --freeze_bn --freeze_in --model gasda --gpu_ids 0 --batchSize 3 --loadSize 192 640 --g_src_premodel ./cyclegan/G_Src.pth --g_tgt_premodel ./cyclegan/G_Tgt.pth --d_src_premodel ./cyclegan/D_Src.pth --d_tgt_premodel ./cyclegan/D_Tgt.pth --t_depth_premodel ./checkpoints/vkitti2kitti_ft_bn/**_net_G_Depth_T.pth --s_depth_premodel ./checkpoints/vkitti2kitti_fs_bn/**_net_G_Depth_S.pth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8T14:33:36.258490103</meta:creation-date>
    <dc:date>2022-03-18T15:20:50.434732537</dc:date>
    <meta:editing-duration>PT35M2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3" meta:character-count="684" meta:non-whitespace-character-count="642"/>
  </office:meta>
</office:document-meta>
</file>